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2.157cm" style:rel-column-width="8035*"/>
    </style:style>
    <style:style style:name="Table1.C" style:family="table-column">
      <style:table-column-properties style:column-width="1.834cm" style:rel-column-width="6832*"/>
    </style:style>
    <style:style style:name="Table1.D" style:family="table-column">
      <style:table-column-properties style:column-width="2.066cm" style:rel-column-width="7693*"/>
    </style:style>
    <style:style style:name="Table1.E" style:family="table-column">
      <style:table-column-properties style:column-width="1.533cm" style:rel-column-width="5709*"/>
    </style:style>
    <style:style style:name="Table1.F" style:family="table-column">
      <style:table-column-properties style:column-width="1.764cm" style:rel-column-width="6569*"/>
    </style:style>
    <style:style style:name="Table1.G" style:family="table-column">
      <style:table-column-properties style:column-width="2.02cm" style:rel-column-width="7522*"/>
    </style:style>
    <style:style style:name="Table1.H" style:family="table-column">
      <style:table-column-properties style:column-width="4.064cm" style:rel-column-width="15140*"/>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H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H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text-properties style:font-name="Times New Roman"/>
    </style:style>
    <style:style style:name="P2" style:family="paragraph" style:parent-style-name="Text_20_body">
      <style:paragraph-properties fo:text-align="start" style:justify-single-word="false"/>
      <style:text-properties style:font-name="Times New Roman" style:text-underline-style="none"/>
    </style:style>
    <style:style style:name="P3" style:family="paragraph" style:parent-style-name="Standard">
      <style:paragraph-properties style:line-height-at-least="0.529cm" fo:text-align="start" style:justify-single-word="false" fo:orphans="2" fo:widows="2"/>
      <style:text-properties fo:font-variant="normal" fo:text-transform="none" fo:color="#000000" style:font-name="Times New Roman" fo:font-size="9pt" fo:letter-spacing="normal" fo:language="en" fo:country="GB" fo:font-style="normal" style:text-underline-style="solid" style:text-underline-width="auto" style:text-underline-color="font-color" fo:font-weight="bold"/>
    </style:style>
    <style:style style:name="P4" style:family="paragraph" style:parent-style-name="Table_20_Contents">
      <style:paragraph-properties fo:text-align="start" style:justify-single-word="false"/>
      <style:text-properties style:font-name="Times New Roman" fo:font-size="9pt" fo:language="en" fo:country="G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Heading_20_1">
      <style:text-properties style:font-name="Times New Roman" fo:font-size="16pt" fo:font-weight="bold" style:font-size-asian="16pt" style:font-weight-asian="bold" style:font-size-complex="16pt" style:font-weight-complex="bold"/>
    </style:style>
    <style:style style:name="P9" style:family="paragraph" style:parent-style-name="Heading_20_1">
      <style:text-properties style:font-name="Times New Roman" style:text-underline-style="solid" style:text-underline-width="auto" style:text-underline-color="font-color"/>
    </style:style>
    <style:style style:name="P10" style:family="paragraph" style:parent-style-name="Heading_20_2">
      <style:text-properties style:font-name="Times New Roman"/>
    </style:style>
    <style:style style:name="T1" style:family="text">
      <style:text-properties style:text-position="super 58%"/>
    </style:style>
    <style:style style:name="T2" style:family="text">
      <style:text-properties fo:font-variant="normal" fo:text-transform="none" fo:color="#000000" fo:font-size="9pt" fo:letter-spacing="normal" fo:language="en" fo:country="GB" fo:font-style="normal" style:text-underline-style="none" fo:font-weight="normal"/>
    </style:style>
    <style:style style:name="T3"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ecification</text:p>
      <text:h text:style-name="P8" text:outline-level="1">Project title:</text:h>
      <text:p text:style-name="P2">An Android Application for Building and Checking Proofs using First Order Logic</text:p>
      <text:h text:style-name="P9" text:outline-level="1">Problem</text:h>
      <text:p text:style-name="P1">Logic has long existed within society but during the 19<text:span text:style-name="T1">th</text:span> century it was approached in a new way and people began to lay the foundations for a rigorous and formal system. During this time, into the 20<text:span text:style-name="T1">th</text:span> century and right up to modern day the study of logic has evolved into many of the concepts that we now perceive in numerous different areas, most notably Mathematics, Computer Science and Philosophy. While natural languages are very expressive they come at a price, this price is ambiguity. The creation of Symbolic Logic enables us to communicate in a formal and completely unambiguous manner. <text:s/>The purpose of this project is to create an application that will facilitate the learning of a particular language of symbolic logic, known as first order logic and the system of natural deduction that goes with it. </text:p>
      <text:p text:style-name="P1">To help users to learn the application will allow the user to experiment with the formulation of sentences of first order logic, evaluate theses sentences and will help with the construction of proofs using natural deduction. The application will be delivered on the Android platform. I aim to produce a user friendly application that people can use on their phone or tablet computer.</text:p>
      <text:h text:style-name="P9" text:outline-level="1">Objectives</text:h>
      <text:list xml:id="list73154204649205305" text:style-name="L1">
        <text:list-item>
          <text:p text:style-name="P7">Create a graphical user interface(GUI) from which the user can formulate sentences of propositional logic .</text:p>
        </text:list-item>
        <text:list-item>
          <text:p text:style-name="P7">Create a parser which will check that sentences entered are well formed formulas.</text:p>
        </text:list-item>
        <text:list-item>
          <text:p text:style-name="P7">Generate an abstract syntax tree for the formula.</text:p>
        </text:list-item>
        <text:list-item>
          <text:p text:style-name="P7">Use abstract syntax tree to evaluate the formula.</text:p>
        </text:list-item>
        <text:list-item>
          <text:p text:style-name="P7">Program rules of inference that will take a number of premises that must be of a specific form and will return a formula which can be deduced by applying the rule to the premises. Rules needed:</text:p>
          <text:list>
            <text:list-item>
              <text:p text:style-name="P7">Conjunction Introduction</text:p>
            </text:list-item>
            <text:list-item>
              <text:p text:style-name="P7">Conjunction Elimination</text:p>
            </text:list-item>
            <text:list-item>
              <text:p text:style-name="P7">Disjunction Introduction</text:p>
            </text:list-item>
            <text:list-item>
              <text:p text:style-name="P7">Disjunction Elimination</text:p>
            </text:list-item>
            <text:list-item>
              <text:p text:style-name="P7">Modus Ponens<text:tab/></text:p>
            </text:list-item>
            <text:list-item>
              <text:p text:style-name="P7">Implies Introduction</text:p>
            </text:list-item>
            <text:list-item>
              <text:p text:style-name="P7">Negation Introduction</text:p>
            </text:list-item>
            <text:list-item>
              <text:p text:style-name="P7"><text:soft-page-break/>Negation Elimination</text:p>
            </text:list-item>
            <text:list-item>
              <text:p text:style-name="P7">Bottom Elimination</text:p>
            </text:list-item>
            <text:list-item>
              <text:p text:style-name="P7">Copy</text:p>
            </text:list-item>
          </text:list>
        </text:list-item>
        <text:list-item>
          <text:p text:style-name="P6"><text:span text:style-name="T3">Create a GUI that allows the user to construct poofs by entering formulas and specifying whether it is a premise, an assumption or how it has been derived. </text:span></text:p>
        </text:list-item>
        <text:list-item>
          <text:p text:style-name="P6"><text:span text:style-name="T3">Use the rules of inference to check the users proof and provide feedback on the correctness <text:s/>of each step in the proof.</text:span></text:p>
        </text:list-item>
        <text:list-item>
          <text:p text:style-name="P7">Extend the GUI and parser to accept formulas of predicate logic.</text:p>
        </text:list-item>
        <text:list-item>
          <text:p text:style-name="P7">Add rules of inference that apply to predicate logic:</text:p>
          <text:list>
            <text:list-item>
              <text:p text:style-name="P7">Universal Introduction</text:p>
            </text:list-item>
            <text:list-item>
              <text:p text:style-name="P7">Universal Elimination</text:p>
            </text:list-item>
            <text:list-item>
              <text:p text:style-name="P7">Existential Introduction</text:p>
            </text:list-item>
            <text:list-item>
              <text:p text:style-name="P7">Existential Elimination</text:p>
            </text:list-item>
            <text:list-item>
              <text:p text:style-name="P7">Equality Introduction</text:p>
            </text:list-item>
            <text:list-item>
              <text:p text:style-name="P7">Equality Elimination</text:p>
            </text:list-item>
          </text:list>
        </text:list-item>
      </text:list>
      <text:p text:style-name="P1"/>
      <text:h text:style-name="P9" text:outline-level="1">Methods</text:h>
      <text:h text:style-name="P10" text:outline-level="2">Formula checker</text:h>
      <text:p text:style-name="P1">Due to the nature of this application as a teaching tool it is vital that the user interface is simple and intuitive. Development will initially focus on creating an interface that will allow the user to construct sentences of predicate Logic. The GUI will produce tokens that then need to be parsed to make sure the sentence is syntactically correct, so the next focus will be the parser.</text:p>
      <text:p text:style-name="P1">The parser will be created using the parser generator Javacc. Javacc takes a grammar specification and converts it to a program in Java source code that recognises matches to the grammar. I will take the recursive definition of a formula and use it to create a context-free grammar. Since Javacc generates a recursive descent parser then any left recursion in the grammar would mean the parser would be unable to to decide on which production to use by looking ahead by any constant number of tokens. Hence I will remove any left-recursion and create a conext-free grammar that belongs to the class LL(1) i.e. the class of context-free grammars that a recursive descent parser can deduce the production to use looking only at the next token of input. This will allow Javacc to generate a parser that runs in linear time. </text:p>
      <text:p text:style-name="P1">Once I have a parser that can check that sentences are well formed formulas I will take want to be able to generate an abstract syntax tree that represents the formula. To do this I modify the code and use JJTree the JavaCC preprocessor that will help to insert code into the correct places so that the abstract syntax tree is generated as the formula is being parsed. I can then use this tree to help with the evaluation of formulas.</text:p>
      <text:h text:style-name="P10" text:outline-level="2"><text:soft-page-break/>Proof Builder</text:h>
      <text:p text:style-name="P1">Once the previous tasks have been completed I can start work on the proof builder. First I will code the rules of inference that can be used in on predicate logic. I will then create a user interface that for each line of a proof will allow the user to enter a sentence of propositional logic and alongside it the whether it is an assumption or the rule they have used to derive it as well as the line numbers of the lines used by the rule.</text:p>
      <text:p text:style-name="P1">The program should then check each line to make sure that lines can indeed be deduced the way the user has stated, if not then the user will be given feedback on why that line is not a logical consequence of applying the given rule to the given lines.</text:p>
      <text:h text:style-name="P10" text:outline-level="2">Extension to predicate logic<text:span text:style-name="T2"> </text:span></text:h>
      <text:p text:style-name="P1">At this point the application should function correctly for propositional logic and could be used as is. The aim of this part is to extend the functionality so that user user can include variables and quantifiers within their formulas and also use the these symbols and the natural deductions that go with them in their proofs. <text:s/>This will be treated as a second iteration of the project, I will go through each of the previous stages adding the necessary modifications.</text:p>
      <text:h text:style-name="P9" text:outline-level="1">Timetable</text:h>
      <text:p text:style-name="P3"/>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4">14/10/12</text:p>
            <text:p text:style-name="P4">-</text:p>
            <text:p text:style-name="P4">20/10/12</text:p>
          </table:table-cell>
          <table:table-cell table:style-name="Table1.A1" office:value-type="string">
            <text:p text:style-name="P4">21/10/12</text:p>
            <text:p text:style-name="P4">-</text:p>
            <text:p text:style-name="P4">03/11/12</text:p>
          </table:table-cell>
          <table:table-cell table:style-name="Table1.A1" office:value-type="string">
            <text:p text:style-name="P4">04/11/12</text:p>
            <text:p text:style-name="P4">-</text:p>
            <text:p text:style-name="P4">17/11/12</text:p>
          </table:table-cell>
          <table:table-cell table:style-name="Table1.A1" office:value-type="string">
            <text:p text:style-name="P4">18/11/12</text:p>
            <text:p text:style-name="P4">- </text:p>
            <text:p text:style-name="P4">24/11/12</text:p>
          </table:table-cell>
          <table:table-cell table:style-name="Table1.A1" office:value-type="string">
            <text:p text:style-name="P4">25/11/12</text:p>
            <text:p text:style-name="P4">-</text:p>
            <text:p text:style-name="P4">15/12/12</text:p>
          </table:table-cell>
          <table:table-cell table:style-name="Table1.A1" office:value-type="string">
            <text:p text:style-name="P4">16/12/12</text:p>
            <text:p text:style-name="P4">-</text:p>
            <text:p text:style-name="P4">13/01/13</text:p>
          </table:table-cell>
          <table:table-cell table:style-name="Table1.A1" office:value-type="string">
            <text:p text:style-name="P4">14/01/13 </text:p>
            <text:p text:style-name="P4">– </text:p>
            <text:p text:style-name="P4">03/02/13</text:p>
          </table:table-cell>
          <table:table-cell table:style-name="Table1.H1" office:value-type="string">
            <text:p text:style-name="P4">03/02/13 </text:p>
            <text:p text:style-name="P4">- </text:p>
            <text:p text:style-name="P4">23/02/13</text:p>
          </table:table-cell>
        </table:table-row>
        <table:table-row>
          <table:table-cell table:style-name="Table1.A2" office:value-type="string">
            <text:p text:style-name="P4">Design phase</text:p>
          </table:table-cell>
          <table:table-cell table:style-name="Table1.A2" office:value-type="string">
            <text:p text:style-name="P4">Basic GUI for entering formulae</text:p>
          </table:table-cell>
          <table:table-cell table:style-name="Table1.A2" office:value-type="string">
            <text:p text:style-name="P4">Parser for formulae</text:p>
          </table:table-cell>
          <table:table-cell table:style-name="Table1.A2" office:value-type="string">
            <text:p text:style-name="P4">Rules of inference</text:p>
          </table:table-cell>
          <table:table-cell table:style-name="Table1.A2" office:value-type="string">
            <text:p text:style-name="P4">GUI for proof builder</text:p>
          </table:table-cell>
          <table:table-cell table:style-name="Table1.A2" office:value-type="string">
            <text:p text:style-name="P4">Proof checking</text:p>
          </table:table-cell>
          <table:table-cell table:style-name="Table1.A2" office:value-type="string">
            <text:p text:style-name="P4">Extension to propositional logic</text:p>
          </table:table-cell>
          <table:table-cell table:style-name="Table1.H2" office:value-type="string">
            <text:p text:style-name="P4">GUI main pages, menus and general enhancement</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Rhys Davis<text:tab/><text:tab/>CS344 Project specific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7:44:40.14</meta:creation-date>
    <meta:editing-duration>P1DT14H27M43S</meta:editing-duration>
    <meta:editing-cycles>9</meta:editing-cycles>
    <meta:generator>OpenOffice.org/3.4.1$Win32 OpenOffice.org_project/341m1$Build-9593</meta:generator>
    <dc:date>2013-03-29T02:36:17.55</dc:date>
    <meta:document-statistic meta:table-count="1" meta:image-count="0" meta:object-count="0" meta:page-count="3" meta:paragraph-count="76" meta:word-count="1000" meta:character-count="5789"/>
  </office:meta>
</office:document-meta>
</file>